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Basic/Standard/ThisDocument.xml"/>
  <manifest:file-entry manifest:media-type="text/xml" manifest:full-path="Basic/Standard/NewMacro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Times" svg:font-family="Times"/>
    <style:font-face style:name="Times1" svg:font-family="Time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First_20_Page">
      <style:table-properties style:width="6.575in" fo:margin-left="-0.075in" style:page-number="0" table:align="left" style:writing-mode="lr-tb"/>
    </style:style>
    <style:style style:name="Table1.A" style:family="table-column">
      <style:table-column-properties style:column-width="2.575in"/>
    </style:style>
    <style:style style:name="Table1.B" style:family="table-column">
      <style:table-column-properties style:column-width="4in"/>
    </style:style>
    <style:style style:name="Table1.1" style:family="table-row">
      <style:table-row-properties style:min-row-height="0.25in" style:keep-together="false" fo:keep-together="always"/>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style:keep-together="true" fo:keep-together="auto"/>
    </style:style>
    <style:style style:name="Table1.4" style:family="table-row">
      <style:table-row-properties style:min-row-height="0.1785in" style:keep-together="false" fo:keep-together="always"/>
    </style:style>
    <style:style style:name="Table1.A4" style:family="table-cell">
      <style:table-cell-properties style:vertical-align="bottom" fo:padding-left="0.075in" fo:padding-right="0.075in" fo:padding-top="0in" fo:padding-bottom="0in" fo:border="none" style:writing-mode="lr-tb"/>
    </style:style>
    <style:style style:name="P1" style:family="paragraph" style:parent-style-name="Footer">
      <style:paragraph-properties fo:padding-left="0in" fo:padding-right="0in" fo:padding-top="0.0138in" fo:padding-bottom="0in" fo:border-left="none" fo:border-right="none" fo:border-top="0.0071in solid #000000" fo:border-bottom="none">
        <style:tab-stops>
          <style:tab-stop style:position="3in" style:type="center"/>
          <style:tab-stop style:position="6.5in" style:type="right"/>
        </style:tab-stops>
      </style:paragraph-properties>
    </style:style>
    <style:style style:name="P2" style:family="paragraph" style:parent-style-name="Standard">
      <style:paragraph-properties style:snap-to-layout-grid="false"/>
    </style:style>
    <style:style style:name="P3" style:family="paragraph" style:parent-style-name="Standard">
      <style:text-properties style:font-name="Times1"/>
    </style:style>
    <style:style style:name="P4"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5" style:family="paragraph" style:parent-style-name="Standard">
      <style:paragraph-properties style:snap-to-layout-grid="false"/>
      <style:text-properties fo:font-weight="bold" style:font-weight-asian="bold"/>
    </style:style>
    <style:style style:name="P6" style:family="paragraph" style:parent-style-name="Standard">
      <style:text-properties style:font-name="Times" fo:font-size="11pt"/>
    </style:style>
    <style:style style:name="P7" style:family="paragraph" style:parent-style-name="Standard">
      <style:text-properties fo:font-size="6pt" style:font-size-asian="6pt" style:font-size-complex="6pt"/>
    </style:style>
    <style:style style:name="P8" style:family="paragraph" style:parent-style-name="Heading_20_1">
      <style:paragraph-properties fo:margin-top="0in" fo:margin-bottom="0.0417in" fo:text-align="center" style:justify-single-word="false" fo:background-color="#ffff00">
        <style:background-image/>
      </style:paragraph-properties>
    </style:style>
    <style:style style:name="P9" style:family="paragraph" style:parent-style-name="Heading_20_2">
      <style:text-properties fo:font-size="6pt" style:font-size-asian="6pt" style:font-size-complex="6pt"/>
    </style:style>
    <style:style style:name="P10" style:family="paragraph" style:parent-style-name="Heading_20_2">
      <style:text-properties fo:color="#800000" fo:font-size="6pt" fo:font-weight="bold" style:font-size-asian="6pt" style:font-weight-asian="bold" style:font-size-complex="6pt"/>
    </style:style>
    <style:style style:name="P1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fo:font-size="11pt" style:font-size-asian="11pt" style:font-size-complex="11pt"/>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background-color="#ffff00"/>
    </style:style>
    <style:style style:name="T5" style:family="text">
      <style:text-properties fo:font-weight="bold" style:font-weight-asian="bold"/>
    </style:style>
    <style:style style:name="T6" style:family="text">
      <style:text-properties fo:font-style="normal" style:font-style-asian="normal" style:font-style-complex="normal"/>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fo:font-size="11pt" fo:font-style="normal" style:font-size-asian="11pt" style:font-style-asian="normal" style:font-size-complex="11pt" style:font-style-complex="normal"/>
    </style:style>
    <style:style style:name="T10" style:family="text">
      <style:text-properties style:font-name="Times1"/>
    </style:style>
    <style:style style:name="T11" style:family="text">
      <style:text-properties style:font-name="Times1" fo:font-size="11pt" fo:font-style="italic" style:font-size-asian="11pt" style:font-style-asian="italic" style:font-size-complex="11pt" style:font-style-complex="italic"/>
    </style:style>
    <style:style style:name="T12" style:family="text">
      <style:text-properties style:font-name="Times1" fo:font-size="11pt" fo:font-style="normal" style:font-size-asian="11pt" style:font-style-asian="normal" style:font-size-complex="11pt" style:font-style-complex="normal"/>
    </style:style>
    <style:style style:name="T13" style:family="text">
      <style:text-properties style:font-name="Times1" fo:font-size="11pt" style:font-size-asian="11pt" style:font-size-complex="11pt"/>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4">Speculative Evaluation in Particle Swarm Optimization</text:p>
          </table:table-cell>
          <table:covered-table-cell/>
        </table:table-row>
        <table:table-row table:style-name="Table1.2">
          <table:table-cell table:style-name="Table1.A1" office:value-type="string">
            <text:p text:style-name="P2">First applicant name:<text:bookmark text:name="name"/></text:p>
          </table:table-cell>
          <table:table-cell table:style-name="Table1.A1" office:value-type="string">
            <text:p text:style-name="P5">Matthew Gardner</text:p>
          </table:table-cell>
        </table:table-row>
        <table:table-row table:style-name="Table1.2">
          <table:table-cell table:style-name="Table1.A1" office:value-type="string">
            <text:p text:style-name="P2">First applicant email and RouteY login:</text:p>
          </table:table-cell>
          <table:table-cell table:style-name="Table1.A1" office:value-type="string">
            <text:p text:style-name="P2"><text:a xlink:type="simple" xlink:href="mailto:mjg82@byu.edu"><text:span text:style-name="T5">mjg82@byu.edu</text:span></text:a><text:span text:style-name="T5">, mjg82</text:span></text:p>
          </table:table-cell>
        </table:table-row>
        <table:table-row table:style-name="Table1.4">
          <table:table-cell table:style-name="Table1.A4" office:value-type="string">
            <text:p text:style-name="P2">Mentor name and department:</text:p>
          </table:table-cell>
          <table:table-cell table:style-name="Table1.A4" office:value-type="string">
            <text:p text:style-name="P5">Kevin Seppi, Computer Science</text:p>
          </table:table-cell>
        </table:table-row>
      </table:table>
      <text:h text:style-name="P10" text:outline-level="2"/>
      <text:h text:style-name="Heading_20_2" text:outline-level="2">Importance of Project</text:h>
      <text:p text:style-name="P6"><text:tab/>Optimization problems are ubiquitous in our modern world. <text:s/>Businesses such as Google need to decide where to place ads, scientists need to fit models to data, and airlines need to schedule their flights. <text:s/>Dr. Branton Campbell in the Physics department has a model of the behavior of a class of crystals that runs counter to the prevailing theory. <text:s/>He needs to find the parameters to his model that best match the observations he has made. <text:s/>All of these problems are optimization problems, and optimization techniques can be used to find solutions. <text:s/>Particle swarm optimization is a relatively new optimization algorithm that draws on ideas from the sociology of flocking birds. <text:s/>It was originally developed for use on a single machine, and attempts at modifying the algorithm to run in parallel are still quite preliminary. <text:s/>However, the problems people want to solve are getting bigger, and larger problems need to run on multiple machines in parallel. <text:s/>To effectively solve those problems, optimization algorithms need to be improved to efficiently use parallel clusters of machines, and this project addresses that issue.<text:tab/></text:p>
      <text:h text:style-name="P9" text:outline-level="2"/>
      <text:h text:style-name="Heading_20_2" text:outline-level="2">Main Proposal Body</text:h>
      <text:p text:style-name="P6"><text:tab/>Particle swarm optimization (PSO) tries to intelligently search a multi-dimensional space by mimicking the swarming and flocking behavior of birds and other animals [1]. <text:s/>It is a sociological algorithm that depends on interaction between particles to quickly and consistently find the optimal solution to a problem. <text:s/>The algorithm keeps track of a number of potential solutions, called particles, which move somewhat randomly through the search space. <text:s/>Particles remember the best place they have been, or solution they have evaluated, and are attracted back to that place, as well as to the best solution other particles have seen. <text:s/></text:p>
      <text:p text:style-name="P6"><text:tab/>Within the last few years, researchers have begun to recognize the need to develop parallel implementations of PSO. <text:s/>The methods they have used include various synchronous algorithms, asynchronous algorithms, and formulating PSO in Google's MapReduce framework. <text:s/>Parallelizing the evaluation of the objective function can also be done in some cases, though that is not an adaption of the PSO algorithm and thus is not the focus of this research.</text:p>
      <text:p text:style-name="P6"><text:tab/>All of these parallel techniques use additional processors to increase the number of particles in the swarm, either by adding individual particles or by adding entire new subswarms. <text:s/>The number of iterations of PSO that the algorithms can perform is thus inherently limited by the time it takes to evaluate the objective function--additional processors add more particles, not more iterations. <text:s/>However, there are many functions for which performing more iterations with fewer particles is a better use of resources than performing fewer iterations with more particles. </text:p>
      <text:p text:style-name="P6"><text:tab/>For my honors thesis, I proposed and implemented a way to perform what we called speculative evaluation in PSO, using many processors in parallel to perform two iterations of the algorithm at a time. <text:s/>My work was the first attempt of which we are aware at using additional processors in parallel to do something in PSO other than add particles to the swarm or parallelize the evaluation of the objective function. <text:s/>Thus it was a large step forward in making efficient use of large clusters of machines to do particle swarm optimization. <text:s/>I finished my honors thesis a little earlier than I anticipated, and I now propose improving upon the work I did to develop a much more usable algorithm.</text:p>
      <text:p text:style-name="P6"><text:tab/>While the speculative algorithm I developed was a large step forward in the field, there is a lot of work still to be done. <text:s/>The work I did for my honors thesis was somewhat limited in that it required a large fixed number of extra processors to perform speculative evaluations. <text:s/>For example, for a swarm of size 50 it required 400 processors. <text:s/>If you want a swarm of 50 particles, but only have 200 processors, with the algorithm I developed you cannot use the extra 150 processors to perform some speculative <text:soft-page-break/>evaluation; you have to have 400, or decrease your swarm size. <text:s/>A much more desirable trait of the algorithm would be to specify a swarm size, then use any additional processors, however many there are, to perform what speculative evaluation you can. <text:s/>This would require some adaptation to the algorithm, not requiring that particles are at the same iteration at the same time; only some of the particles have processors available to them to speculate, so only some of them get ahead in iterations. <text:s/>We call this adaptation “asynchronous,” because particles are not all at the same iteration.</text:p>
      <text:p text:style-name="P6"><text:tab/>The question of how to effectively use large clusters of processors to optimize a problem is a very compelling one. <text:s/>Current attempts at parallelizing the particle swarm optimization algorithm have not really attempted to address this question at all. <text:s/>An adaptation of PSO that decides whether to use additional processors to add particles to the swarm or to perform speculative evaluations has the potential to revolutionize the way PSO is used to solve problems.</text:p>
      <text:p text:style-name="P7"/>
      <text:h text:style-name="Heading_20_2" text:outline-level="2">Anticipated Academic Outcome</text:h>
      <text:p text:style-name="P3"><text:tab/><text:span text:style-name="T7">My honors thesis, titled “Speculative Evaluation in Particle Swarm Optimization,” will be submitted to </text:span><text:span text:style-name="T8">The Genetic and Evolutionary Computation Conference </text:span><text:span text:style-name="T9">2010 [3]</text:span><text:span text:style-name="T8">.</text:span><text:span text:style-name="T9"> <text:s/>The work I propose will be a continuation of the work done in my honors thesis, aimed at turning the conference paper into a journal paper. <text:s/>The journal I am planning on submitting my work to is </text:span><text:span text:style-name="T8">Transactions on Evolutionary Computation</text:span><text:span text:style-name="T9">, one of the top journals in the field of computer science and artificial intelligence</text:span><text:span text:style-name="T8">.</text:span><text:span text:style-name="T9"> <text:s/>We have also been working with Dr. Branton Campbell in the Physics department to solve a crystallography problem with PSO. <text:s/>Improving our algorithm will help us better solve Dr. Campbell's problem. <text:s/>He plans on submitting his work to a physics journal as soon as it is ready to publish.</text:span></text:p>
      <text:p text:style-name="P7"/>
      <text:h text:style-name="Heading_20_2" text:outline-level="2">Qualifications</text:h>
      <text:p text:style-name="Standard"><text:span text:style-name="T10"><text:tab/></text:span><text:span text:style-name="T13">Dr. Kevin Seppi is the head of the Applied Machine Learning lab in the Computer Science department. <text:s/>He has, with his students, authored over 10 published papers on PSO. <text:s/>I have been working with him for the past two years, largely on PSO. <text:s/>I coauthored one paper, published last year in the </text:span><text:span text:style-name="T11">Congress on Evolutionary Computation</text:span><text:span text:style-name="T13"> [2]. <text:s/>My honors thesis, which I have completed, is also on this topic and will be submitted to </text:span><text:span text:style-name="T11">The Genetic and Evolutionary Computation Conference </text:span><text:span text:style-name="T12">this year.</text:span></text:p>
      <text:p text:style-name="P7"/>
      <text:h text:style-name="Heading_20_2" text:outline-level="2">Project Timetable</text:h>
      <text:p text:style-name="P3"><text:tab/><text:span text:style-name="T7">The preliminary work for this project was my honors thesis and is already finished. <text:s/>To expand my honors thesis to a journal paper I need to write code to implement the algorithmic modifications I described. <text:s/>The first step is to determine the feasibility of an asynchronous approach to speculative evaluation by looking at statistics of which branch particles take in PSO—if it is hard to predict the correct branch, only a very small speedup would be achieved in an asynchronous approach. <text:s/>I have already done that, and it appears to be feasible. <text:s/>The second step is to make our PSO algorithm work asynchronously. <text:s/>Then I need to algorithmically determine which particles should speculate with the processors I have available. <text:s/>I will have that coding finished by January. <text:s/>Then I need to run experiments and write the journal paper. <text:s/>I will finish the paper and submit it to </text:span><text:span text:style-name="T8">Transactions on Evolutionary Computation</text:span><text:span text:style-name="T9"> by the time I graduate in April, though I hope to be done much sooner than that.</text:span></text:p>
      <text:p text:style-name="P7"/>
      <text:h text:style-name="Heading_20_2" text:outline-level="2">Sources</text:h>
      <text:list xml:id="list1495155927" text:style-name="L1">
        <text:list-item>
          <text:p text:style-name="P11">James Kennedy and Russell C. Eberhart. Particle swarm optimization. In <text:span text:style-name="T1">International Conference on Neural Networks IV</text:span>, 1995, pp. 1942–1948.</text:p>
        </text:list-item>
        <text:list-item>
          <text:p text:style-name="P11">Andrew W. McNabb, Matthew J. Gardner, and Kevin D. Seppi. An Exploration of Topologies and Communication in Large Particle Swarms. In <text:span text:style-name="T1">Congress on Evolutionary Computation, </text:span><text:span text:style-name="T6">2009</text:span><text:span text:style-name="T1">.</text:span></text:p>
        </text:list-item>
        <text:list-item>
          <text:p text:style-name="P11">Matthew Gardner, Andrew McNabb, Kevin Seppi. <text:s/>Speculative Evaluation in Particle Swarm Optimization. <text:s/>Submitted to <text:span text:style-name="T3">The Genetic and Evolutionary Computation Conference</text:span>, 20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svg:font-family="Times"/>
    <style:font-face style:name="Times1" svg:font-family="Time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fo:keep-with-next="always"/>
      <style:text-properties fo:font-weight="bold" style:font-weight-asian="bold" style:font-name-complex="Arial" style:font-size-complex="10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0pt" fo:font-weight="bold" style:font-size-asian="10pt" style:font-weight-asian="bold" style:font-name-complex="Arial" style:font-size-complex="13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Arial" fo:language="en" fo:country="US" fo:font-weight="bold" style:font-weight-asian="bold" style:font-name-complex="Arial" style:font-size-complex="13pt" style:language-complex="ar" style:country-complex="SA" style:font-weight-complex="bold"/>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language-complex="ar" style:country-complex="SA" style:font-style-complex="italic"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0" fo:border-bottom="none">
        <style:tab-stops>
          <style:tab-stop style:position="3in" style:type="center"/>
          <style:tab-stop style:position="6.5in" style:type="right"/>
        </style:tab-stops>
      </style:paragraph-properties>
    </style:style>
    <style:style style:name="MP2" style:family="paragraph" style:parent-style-name="Heading_20_1">
      <style:paragraph-properties fo:margin-top="0in" fo:margin-bottom="0.0417in" fo:text-align="center" style:justify-single-word="false" fo:background-color="#ffff00">
        <style:background-image/>
      </style:paragraph-properties>
    </style:style>
    <style:style style:name="MT1" style:family="text">
      <style:text-properties fo:font-style="italic" style:font-style-asian="italic"/>
    </style:style>
    <style:style style:name="MT2" style:family="text">
      <style:text-properties fo:background-color="#ffff00"/>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style:footer>
        <text:p text:style-name="MP1"><text:span text:style-name="MT1">Fall 2005 ORCA Mentoring Grant Application<text:tab/><text:tab/>page </text:span><text:span text:style-name="Page_20_Number"><text:span text:style-name="MT1"><text:page-number text:select-page="current">2</text:page-number></text:span></text:span></text:p>
      </style:footer>
    </style:master-page>
    <style:master-page style:name="First_20_Page" style:display-name="First Page" style:page-layout-name="Mpm1" style:next-style-name="Standard">
      <style:header>
        <text:h text:style-name="MP2" text:outline-level="1"><text:span text:style-name="MT2">Fall 2009 </text:span>ORCA Mentoring Grant Application</text:h>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ORCA Mentoring Grant Application</dc:title>
    <meta:initial-creator>Matthew Maddox</meta:initial-creator>
    <meta:creation-date>2008-05-27T14:53:00</meta:creation-date>
    <dc:creator>Matthew Gardner</dc:creator>
    <dc:date>2009-10-29T08:48:30</dc:date>
    <meta:editing-cycles>7</meta:editing-cycles>
    <meta:editing-duration>PT80H01M14S</meta:editing-duration>
    <meta:generator>OpenOffice.org/3.1$Unix OpenOffice.org_project/310m19$Build-9420</meta:generator>
    <meta:document-statistic meta:table-count="1" meta:image-count="0" meta:object-count="0" meta:page-count="2" meta:paragraph-count="28" meta:word-count="1316" meta:character-count="8200"/>
  </office:meta>
</office:document-meta>
</file>

<file path=Basic/Standard/NewMacros.xml><?xml version="1.0" encoding="utf-8"?>
<!DOCTYPE module  PUBLIC '-//OpenOffice.org//DTD OfficeDocument 1.0//EN'  'module.dtd'>
<script:module xmlns:script="http://openoffice.org/2000/script" script:name="NewMacros" script:language="StarBasic">Rem Attribute VBA_ModuleType=VBAModule
Sub NewMacros
Rem Sub DocSize()
Rem '
Rem ' DocSize Macro
Rem ' Macro recorded 8/27/2005 by Matthew Maddox
Rem '
Rem     Selection.MoveLeft Unit:=wdCharacter, Count:=1
Rem     Selection.MoveRight Unit:=wdCharacter, Count:=1, Extend:=wdExtend
Rem End Sub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New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